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gr1" style:family="graphic">
      <style:graphic-properties draw:stroke="none" svg:stroke-width="1cm" svg:stroke-color="#111111" draw:marker-start-width="1.7cm" draw:marker-end="线条箭头_20_1" draw:marker-end-width="1.7cm" draw:fill="solid" draw:fill-color="#729fcf" draw:textarea-vertical-align="middle" fo:min-height="1.698cm"/>
      <style:paragraph-properties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gr2" style:family="graphic">
      <style:graphic-properties draw:stroke="none" svg:stroke-color="#000000" draw:fill="none" draw:fill-color="#ffffff" fo:min-height="1.15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阳宅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9"/>
        </table:table-row>
        <table:table-row table:style-name="ro2">
          <table:table-cell table:number-columns-repeated="4"/>
          <table:table-cell table:style-name="ce1" office:value-type="string" calcext:value-type="string">
            <text:p>巽-风</text:p>
            <text:p>长女</text:p>
          </table:table-cell>
          <table:table-cell table:style-name="ce1" office:value-type="string" calcext:value-type="string">
            <text:p>离-火</text:p>
            <text:p>次女</text:p>
          </table:table-cell>
          <table:table-cell table:style-name="ce1" office:value-type="string" calcext:value-type="string">
            <text:p>坤-地</text:p>
            <text:p>母亲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1" office:value-type="string" calcext:value-type="string">
            <text:p>震-雷</text:p>
            <text:p>长男</text:p>
          </table:table-cell>
          <table:table-cell table:style-name="ce1" office:value-type="string" calcext:value-type="string">
            <text:p>中宫</text:p>
          </table:table-cell>
          <table:table-cell table:style-name="ce1" office:value-type="string" calcext:value-type="string">
            <text:p>兑-泽</text:p>
            <text:p>少女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1" office:value-type="string" calcext:value-type="string">
            <text:p>艮-山</text:p>
            <text:p>少男</text:p>
          </table:table-cell>
          <table:table-cell table:style-name="ce1" office:value-type="string" calcext:value-type="string">
            <text:p>坎-水</text:p>
            <text:p>次男</text:p>
          </table:table-cell>
          <table:table-cell table:style-name="ce1" office:value-type="string" calcext:value-type="string">
            <text:p>乾-天</text:p>
            <text:p>父亲</text:p>
          </table:table-cell>
          <table:table-cell/>
          <table:table-cell office:value-type="string" calcext:value-type="string">
            <text:p><text:s/></text:p>
          </table:table-cell>
        </table:table-row>
      </table:table>
      <table:table table:name="身体部位" table:style-name="ta1">
        <table:shapes>
          <draw:frame draw:z-index="0" draw:name="文本框架 1" draw:style-name="gr1" draw:text-style-name="P2" svg:width="3.146cm" svg:height="1.698cm" svg:x="15.461cm" svg:y="13.808cm">
            <draw:text-box>
              <text:p text:style-name="P1"><text:span text:style-name="T1">膀胱、子</text:span><text:span text:style-name="T1">宫</text:span></text:p>
            </draw:text-box>
          </draw:frame>
          <draw:frame draw:z-index="1" draw:name="文本框架 2" draw:style-name="gr2" draw:text-style-name="P3" svg:width="2.633cm" svg:height="1.155cm" svg:x="9.715cm" svg:y="6.113cm">
            <draw:text-box>
              <text:p>辰宫 <text:s text:c="2"/>化忌</text:p>
              <text:p/>
            </draw:text-box>
          </draw:frame>
        </table:shapes>
        <table:table-column table:style-name="co1" table:number-columns-repeated="4" table:default-cell-style-name="Default"/>
        <table:table-column table:style-name="co2" table:number-columns-repeated="4" table:default-cell-style-name="Default"/>
        <table:table-row table:style-name="ro1" table:number-rows-repeated="4">
          <table:table-cell table:number-columns-repeated="8"/>
        </table:table-row>
        <table:table-row table:style-name="ro2">
          <table:table-cell table:number-columns-repeated="4"/>
          <table:table-cell table:style-name="ce1" office:value-type="string" calcext:value-type="string">
            <text:p>右肩</text:p>
          </table:table-cell>
          <table:table-cell table:number-columns-repeated="2" table:style-name="ce1" office:value-type="string" calcext:value-type="string">
            <text:p>头</text:p>
          </table:table-cell>
          <table:table-cell table:style-name="ce1" office:value-type="string" calcext:value-type="string">
            <text:p>左肩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右胸</text:p>
          </table:table-cell>
          <table:table-cell table:style-name="ce1" office:value-type="string" calcext:value-type="string" table:number-columns-spanned="2" table:number-rows-spanned="2">
            <text:p>肚脐</text:p>
          </table:table-cell>
          <table:covered-table-cell table:style-name="ce1"/>
          <table:table-cell table:style-name="ce1" office:value-type="string" calcext:value-type="string">
            <text:p>左胸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右胁</text:p>
          </table:table-cell>
          <table:covered-table-cell table:number-columns-repeated="2" table:style-name="ce1"/>
          <table:table-cell table:style-name="ce1" office:value-type="string" calcext:value-type="string">
            <text:p>左胁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右足</text:p>
          </table:table-cell>
          <table:table-cell table:style-name="ce1" office:value-type="string" calcext:value-type="string">
            <text:p>右卵巢</text:p>
          </table:table-cell>
          <table:table-cell table:style-name="ce1" office:value-type="string" calcext:value-type="string">
            <text:p>左卵巢</text:p>
          </table:table-cell>
          <table:table-cell table:style-name="ce1" office:value-type="string" calcext:value-type="string">
            <text:p>左足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07:56:02.315897014</meta:creation-date>
    <meta:editing-duration>PT9H47M30S</meta:editing-duration>
    <meta:editing-cycles>4</meta:editing-cycles>
    <meta:generator>LibreOffice/7.3.7.2$Linux_X86_64 LibreOffice_project/30$Build-2</meta:generator>
    <dc:date>2023-01-04T21:34:16.795468932</dc:date>
    <meta:document-statistic meta:table-count="2" meta:cell-count="23" meta:object-count="2"/>
  </office:meta>
</office:document-meta>
</file>